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zwerk verbindungen mittels </text:p>
      <text:p text:style-name="Standard"/>
      <text:p text:style-name="Standard">java.net.*</text:p>
      <text:p text:style-name="Standard"><text:a xlink:type="simple" xlink:href="https://www.informatik.uni-leipzig.de/~meiler/MuP.dir/MuPWS10.dir/Vorlesung/Kap16_Netz.pdf">https://www.informatik.uni-leipzig.de/~meiler/MuP.dir/MuPWS10.dir/Vorlesung/Kap16_Netz.pdf</text:a></text:p>
      <text:p text:style-name="Standard"/>
      <text:p text:style-name="Standard">Datenübertragung:<text:line-break/><text:a xlink:type="simple" xlink:href="http://web.informatik.uni-bonn.de/IV/strelen/Lehre/Veranstaltungen/prak2000/javanet.pdf">http://web.informatik.uni-bonn.de/IV/strelen/Lehre/Veranstaltungen/prak2000/javanet.pdf</text:a></text:p>
      <text:p text:style-name="Standard"/>
      <text:p text:style-name="Standard">Json kann matrix und Object senden, evlt is der Matrix ansatz falsch-&gt; Wie in der Repo mach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7-01-17T13:52:11.29</meta:creation-date>
    <meta:document-statistic meta:table-count="0" meta:image-count="0" meta:object-count="0" meta:page-count="1" meta:paragraph-count="5" meta:word-count="24" meta:character-count="328"/>
    <dc:date>2017-01-17T14:15:19.56</dc:date>
    <dc:creator>Danny Hofmann</dc:creator>
    <meta:editing-duration>PT7M57S</meta:editing-duration>
    <meta:editing-cycles>1</meta:editing-cycles>
    <meta:generator>OpenOffice.org/3.4.1$Win32 OpenOffice.org_project/341m1$Build-9593</meta:generator>
  </office:meta>
</office:document-meta>
</file>